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3399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33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ff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number-columns-repeated="2" table:default-cell-style-name="Default"/>
        <table:table-column table:style-name="co3" table:number-columns-repeated="11" table:default-cell-style-name="ce1"/>
        <table:table-column table:style-name="co3" table:number-columns-repeated="12" table:default-cell-style-name="Default"/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table:formula="of:=[.V7]-[.U8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[.U8]-[.T9]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float" office:value="38" calcext:value-type="float">
            <text:p>3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T9]-[.S10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float" office:value="42" calcext:value-type="float">
            <text:p>4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83" calcext:value-type="float">
            <text:p>83</text:p>
          </table:table-cell>
          <table:table-cell office:value-type="float" office:value="124" calcext:value-type="float">
            <text:p>12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formula="of:=64-37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11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table:formula="of:=36-17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9"/>
          <table:table-cell table:formula="of:=16-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15"/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6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6"/>
        </table:table-row>
        <table:table-row table:style-name="ro1" table:number-rows-repeated="1048549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4:37:44.837071679</meta:creation-date>
    <dc:date>2017-12-04T23:14:13.414016849</dc:date>
    <meta:editing-duration>PT12H33M38S</meta:editing-duration>
    <meta:editing-cycles>1</meta:editing-cycles>
    <meta:document-statistic meta:table-count="1" meta:cell-count="194" meta:object-count="0"/>
    <meta:generator>LibreOffice/5.1.6.2$Linux_X86_64 LibreOffice_project/10m0$Build-2</meta:generator>
  </office:meta>
</office:document-meta>
</file>